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4T21:16:14.310000000</meta:creation-date>
    <dc:date>2022-09-04T21:28:16.478000000</dc:date>
    <meta:editing-duration>PT12M2S</meta:editing-duration>
    <meta:editing-cycles>1</meta:editing-cycles>
    <meta:document-statistic meta:table-count="1" meta:cell-count="70" meta:object-count="0"/>
    <meta:generator>LibreOffice/7.4.0.3$Windows_X86_64 LibreOffice_project/f85e47c08ddd19c015c0114a68350214f7066f5a</meta:generator>
  </office:meta>
</office:document-meta>
</file>